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unnerFactory.createStrict( Class &lt; ? &gt; k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unnerFactory.createStrictStubs( Class &lt; ? &gt; k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unnerFactory.create( Class &lt; ? &gt; klass , Supplier &lt; MockitoTestListener &gt; listenerSupplie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RunnerFactory.create( Class &lt; ? &gt; klas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RunnerFactory.g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